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pple-system" svg:font-family="apple-system, BlinkMacSystemFont, 'Segoe UI', Roboto, 'Helvetica Neue', Arial, 'Noto Sans', sans-serif, 'Apple Color Emoji', 'Segoe UI Emoji', 'Segoe UI Symbol', 'Noto Color Emoj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4.41cm" table:align="left"/>
    </style:style>
    <style:style style:name="Tabla1.A" style:family="table-column">
      <style:table-column-properties style:column-width="4.41cm"/>
    </style:style>
    <style:style style:name="Tabla1.A1" style:family="table-cell">
      <style:table-cell-properties style:vertical-align="middle" fo:padding="0.049cm" fo:border="none"/>
    </style:style>
    <style:style style:name="P1" style:family="paragraph" style:parent-style-name="Text_20_body">
      <style:paragraph-properties fo:margin-left="0cm" fo:margin-right="0cm" fo:margin-top="0cm" fo:margin-bottom="0.212cm" fo:text-align="start" style:justify-single-word="false" fo:orphans="2" fo:widows="2" fo:text-indent="0cm" style:auto-text-indent="false" fo:background-color="transparent">
        <style:background-image/>
      </style:paragraph-properties>
    </style:style>
    <style:style style:name="P2" style:family="paragraph" style:parent-style-name="Text_20_body">
      <style:paragraph-properties fo:margin-left="0cm" fo:margin-right="0cm" fo:margin-top="0cm" fo:margin-bottom="0.212cm" fo:text-align="start" style:justify-single-word="false" fo:orphans="2" fo:widows="2" fo:text-indent="0cm" style:auto-text-indent="false" fo:background-color="transparent">
        <style:background-image/>
      </style:paragraph-properties>
      <style:text-properties fo:font-variant="normal" fo:text-transform="none" fo:color="#343a40" style:font-name="apple-system" fo:font-size="11.25pt" fo:letter-spacing="normal" fo:font-style="normal" fo:font-weight="normal" fo:background-color="transparent"/>
    </style:style>
    <style:style style:name="P3" style:family="paragraph" style:parent-style-name="Text_20_body">
      <style:paragraph-properties fo:margin-left="0cm" fo:margin-right="0cm" fo:margin-top="0cm" fo:margin-bottom="0.212cm" fo:text-align="start" style:justify-single-word="false" fo:orphans="2" fo:widows="2" fo:text-indent="0cm" style:auto-text-indent="false" fo:background-color="transparent">
        <style:background-image/>
      </style:paragraph-properties>
      <style:text-properties fo:font-variant="normal" fo:text-transform="none" fo:color="#343a40" fo:letter-spacing="normal" fo:background-color="transparent"/>
    </style:style>
    <style:style style:name="P4" style:family="paragraph" style:parent-style-name="Text_20_body" style:list-style-name="L1">
      <style:paragraph-properties fo:margin-top="0cm" fo:margin-bottom="0.212cm" fo:text-align="start" style:justify-single-word="false" fo:orphans="2" fo:widows="2" fo:background-color="transparent">
        <style:background-image/>
      </style:paragraph-properties>
      <style:text-properties fo:font-variant="normal" fo:text-transform="none" fo:color="#343a40" style:font-name="apple-system" fo:font-size="11.25pt" fo:letter-spacing="normal" fo:font-style="normal" fo:font-weight="normal" fo:background-color="transparent"/>
    </style:style>
    <style:style style:name="P5" style:family="paragraph" style:parent-style-name="Text_20_body" style:list-style-name="L2">
      <style:paragraph-properties fo:margin-top="0cm" fo:margin-bottom="0.212cm" fo:text-align="start" style:justify-single-word="false" fo:orphans="2" fo:widows="2" fo:background-color="transparent">
        <style:background-image/>
      </style:paragraph-properties>
      <style:text-properties fo:font-variant="normal" fo:text-transform="none" fo:color="#343a40" style:font-name="apple-system" fo:font-size="11.25pt" fo:letter-spacing="normal" fo:font-style="normal" fo:font-weight="normal" fo:background-color="transparent"/>
    </style:style>
    <style:style style:name="P6" style:family="paragraph" style:parent-style-name="Text_20_body" style:list-style-name="L4">
      <style:paragraph-properties fo:margin-top="0cm" fo:margin-bottom="0.212cm" fo:text-align="start" style:justify-single-word="false" fo:orphans="2" fo:widows="2" fo:background-color="transparent">
        <style:background-image/>
      </style:paragraph-properties>
      <style:text-properties fo:font-variant="normal" fo:text-transform="none" fo:color="#343a40" style:font-name="apple-system" fo:font-size="11.25pt" fo:letter-spacing="normal" fo:font-style="normal" fo:font-weight="normal" fo:background-color="transparent"/>
    </style:style>
    <style:style style:name="P7" style:family="paragraph" style:parent-style-name="Text_20_body" style:list-style-name="L6">
      <style:paragraph-properties fo:margin-top="0cm" fo:margin-bottom="0.212cm" fo:text-align="start" style:justify-single-word="false" fo:orphans="2" fo:widows="2" fo:background-color="transparent">
        <style:background-image/>
      </style:paragraph-properties>
      <style:text-properties fo:font-variant="normal" fo:text-transform="none" fo:color="#343a40" style:font-name="apple-system" fo:font-size="11.25pt" fo:letter-spacing="normal" fo:font-style="normal" fo:font-weight="normal" fo:background-color="transparent"/>
    </style:style>
    <style:style style:name="P8" style:family="paragraph" style:parent-style-name="Text_20_body" style:list-style-name="L2">
      <style:paragraph-properties fo:margin-top="0cm" fo:margin-bottom="0.212cm" fo:text-align="start" style:justify-single-word="false" fo:orphans="2" fo:widows="2" fo:background-color="transparent">
        <style:background-image/>
      </style:paragraph-properties>
    </style:style>
    <style:style style:name="P9" style:family="paragraph" style:parent-style-name="Text_20_body" style:list-style-name="L3">
      <style:paragraph-properties fo:margin-top="0cm" fo:margin-bottom="0.212cm" fo:text-align="start" style:justify-single-word="false" fo:orphans="2" fo:widows="2" fo:background-color="transparent">
        <style:background-image/>
      </style:paragraph-properties>
    </style:style>
    <style:style style:name="P10" style:family="paragraph" style:parent-style-name="Text_20_body" style:list-style-name="L5">
      <style:paragraph-properties fo:margin-top="0cm" fo:margin-bottom="0.212cm" fo:text-align="start" style:justify-single-word="false" fo:orphans="2" fo:widows="2" fo:background-color="transparent">
        <style:background-image/>
      </style:paragraph-properties>
    </style:style>
    <style:style style:name="P11" style:family="paragraph" style:parent-style-name="Standard">
      <style:paragraph-properties fo:background-color="transparent">
        <style:background-image/>
      </style:paragraph-properties>
      <style:text-properties fo:background-color="transparent"/>
    </style:style>
    <style:style style:name="P12" style:family="paragraph" style:parent-style-name="Table_20_Contents">
      <style:paragraph-properties fo:margin-top="0cm" fo:margin-bottom="0cm" fo:background-color="transparent">
        <style:background-image/>
      </style:paragraph-properties>
    </style:style>
    <style:style style:name="T1" style:family="text">
      <style:text-properties fo:background-color="transparent"/>
    </style:style>
    <style:style style:name="T2" style:family="text">
      <style:text-properties fo:color="#1177d1" style:text-line-through-style="none" style:text-underline-style="none" style:text-blinking="false"/>
    </style:style>
    <style:style style:name="T3" style:family="text">
      <style:text-properties fo:color="#1177d1" style:text-line-through-style="none" style:text-underline-style="none" style:text-blinking="false" fo:background-color="transparent"/>
    </style:style>
    <style:style style:name="T4" style:family="text">
      <style:text-properties fo:font-variant="normal" fo:text-transform="none" fo:color="#343a40" style:font-name="apple-system" fo:font-size="11.25pt" fo:letter-spacing="normal" fo:font-style="normal" fo:font-weight="normal"/>
    </style:style>
    <style:style style:name="T5" style:family="text">
      <style:text-properties fo:font-variant="normal" fo:text-transform="none" fo:color="#343a40" style:font-name="apple-system" fo:font-size="11.25pt" fo:letter-spacing="normal" fo:font-style="normal" fo:font-weight="normal" fo:background-color="transparent"/>
    </style:style>
    <style:style style:name="T6" style:family="text">
      <style:text-properties fo:font-variant="normal" fo:text-transform="none" fo:color="#343a40" style:font-name="apple-system" fo:font-size="11.25pt" fo:letter-spacing="normal" fo:font-style="normal" fo:font-weight="bold"/>
    </style:style>
    <style:style style:name="T7" style:family="text">
      <style:text-properties fo:font-variant="normal" fo:text-transform="none" fo:color="#343a40" style:font-name="apple-system" fo:font-size="11.25pt" fo:letter-spacing="normal" fo:font-style="normal" fo:font-weight="bold" fo:background-color="transparent"/>
    </style:style>
    <style:style style:name="T8" style:family="text">
      <style:text-properties fo:font-variant="normal" fo:text-transform="none" fo:color="#343a40" fo:letter-spacing="normal"/>
    </style:style>
    <style:style style:name="T9" style:family="text">
      <style:text-properties fo:font-variant="normal" fo:text-transform="none" fo:color="#343a40" fo:letter-spacing="normal" fo:background-color="transparent"/>
    </style:style>
    <style:style style:name="T10" style:family="text">
      <style:text-properties fo:font-variant="normal" fo:text-transform="none" fo:color="#1177d1" style:text-line-through-style="none" style:font-name="apple-system" fo:font-size="11.25pt" fo:letter-spacing="normal" fo:font-style="normal" style:text-underline-style="none" fo:font-weight="normal" style:text-blinking="false"/>
    </style:style>
    <style:style style:name="T11" style:family="text">
      <style:text-properties fo:font-variant="normal" fo:text-transform="none" fo:color="#1177d1" style:text-line-through-style="none" style:font-name="apple-system" fo:font-size="11.25pt" fo:letter-spacing="normal" fo:font-style="normal" style:text-underline-style="none" fo:font-weight="normal" style:text-blinking="false" fo:background-color="transparent"/>
    </style:style>
    <style:style style:name="T12" style:family="text">
      <style:text-properties fo:font-variant="normal" fo:text-transform="none" fo:color="#1177d1" style:text-line-through-style="none" style:font-name="apple-system" fo:font-size="11.25pt" fo:letter-spacing="normal" fo:font-style="normal" style:text-underline-style="none" fo:font-weight="bold" style:text-blinking="false"/>
    </style:style>
    <style:style style:name="T13" style:family="text">
      <style:text-properties fo:font-variant="normal" fo:text-transform="none" fo:color="#1177d1" style:text-line-through-style="none" style:font-name="apple-system" fo:font-size="11.25pt" fo:letter-spacing="normal" fo:font-style="normal" style:text-underline-style="none" fo:font-weight="bold" style:text-blinking="false" fo:background-color="transparen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LAS IMAGENES NO FUNCIONAN EN LA WEB TAMPOCO</text:span></text:p>
      <text:p text:style-name="P1"><text:span text:style-name="T5"/></text:p>
      <text:p text:style-name="P1"><text:span text:style-name="T5"/></text:p>
      <text:p text:style-name="P1"><text:span text:style-name="T5">Supondremos que hemos instalado </text:span><text:a xlink:type="simple" xlink:href="http://aulavirtual.iesalixar.org/mod/url/view.php?id=7130" text:style-name="Internet_20_link" text:visited-style-name="Visited_20_Internet_20_Link"><text:span text:style-name="T11">docker</text:span></text:a><text:span text:style-name="T5"> previamente y que tenemos una cuenta creado en DockerHub</text:span></text:p>
      <text:p text:style-name="P1"><text:span text:style-name="Strong_20_Emphasis"><text:span text:style-name="T7">1. Bajar las imágenes que serán la "plantillas" para los contenedores que usaremos posteriormente (usaremos </text:span></text:span><text:a xlink:type="simple" xlink:href="http://aulavirtual.iesalixar.org/mod/url/view.php?id=7130" text:style-name="Internet_20_link" text:visited-style-name="Visited_20_Internet_20_Link"><text:span text:style-name="Strong_20_Emphasis"><text:span text:style-name="T13">docker</text:span></text:span></text:a><text:span text:style-name="Strong_20_Emphasis"><text:span text:style-name="T7"> pull):</text:span></text:span></text:p>
      <table:table table:name="Tabla1" table:style-name="Tabla1">
        <table:table-column table:style-name="Tabla1.A"/>
        <table:table-row>
          <table:table-cell table:style-name="Tabla1.A1" office:value-type="string">
            <text:p text:style-name="P12"><text:a xlink:type="simple" xlink:href="http://aulavirtual.iesalixar.org/mod/url/view.php?id=7130" text:style-name="Internet_20_link" text:visited-style-name="Visited_20_Internet_20_Link"><text:span text:style-name="T3">docker</text:span></text:a><text:span text:style-name="T1"> pull php</text:span></text:p>
            <text:p text:style-name="P12"><text:a xlink:type="simple" xlink:href="http://aulavirtual.iesalixar.org/mod/url/view.php?id=7130" text:style-name="Internet_20_link" text:visited-style-name="Visited_20_Internet_20_Link"><text:span text:style-name="T3">docker</text:span></text:a><text:span text:style-name="T1"> pull debian</text:span></text:p>
            <text:p text:style-name="P12"><text:a xlink:type="simple" xlink:href="http://aulavirtual.iesalixar.org/mod/url/view.php?id=7130" text:style-name="Internet_20_link" text:visited-style-name="Visited_20_Internet_20_Link"><text:span text:style-name="T3">docker</text:span></text:a><text:span text:style-name="T1"> pull httpd</text:span></text:p>
            <text:p text:style-name="P12"><text:a xlink:type="simple" xlink:href="http://aulavirtual.iesalixar.org/mod/url/view.php?id=7130" text:style-name="Internet_20_link" text:visited-style-name="Visited_20_Internet_20_Link"><text:span text:style-name="T3">docker</text:span></text:a><text:span text:style-name="T1"> pull mysql</text:span></text:p>
            <text:p text:style-name="P12"><text:a xlink:type="simple" xlink:href="http://aulavirtual.iesalixar.org/mod/url/view.php?id=7130" text:style-name="Internet_20_link" text:visited-style-name="Visited_20_Internet_20_Link"><text:span text:style-name="T3">docker</text:span></text:a><text:span text:style-name="T1"> pull ubuntu:14.04</text:span></text:p>
            <text:p text:style-name="P12"><text:a xlink:type="simple" xlink:href="http://aulavirtual.iesalixar.org/mod/url/view.php?id=7130" text:style-name="Internet_20_link" text:visited-style-name="Visited_20_Internet_20_Link"><text:span text:style-name="T3">docker</text:span></text:a><text:span text:style-name="T1"> pull ubuntu</text:span></text:p>
            <text:p text:style-name="P12"><text:a xlink:type="simple" xlink:href="http://aulavirtual.iesalixar.org/mod/url/view.php?id=7130" text:style-name="Internet_20_link" text:visited-style-name="Visited_20_Internet_20_Link"><text:span text:style-name="T3">docker</text:span></text:a><text:span text:style-name="T1"> pull wordpress</text:span></text:p>
          </table:table-cell>
        </table:table-row>
      </table:table>
      <text:p text:style-name="P1"><text:span text:style-name="Strong_20_Emphasis"><text:span text:style-name="T7">2. Obtener la lista de imágenes disponibles</text:span></text:span></text:p>
      <text:p text:style-name="P2">Una vez hemos bajado todas las imágenes podemos listar las imágenes disponibles mediante la orden:</text:p>
      <text:p text:style-name="P1"><text:a xlink:type="simple" xlink:href="http://aulavirtual.iesalixar.org/mod/url/view.php?id=7130" text:style-name="Internet_20_link" text:visited-style-name="Visited_20_Internet_20_Link"><text:span text:style-name="Strong_20_Emphasis"><text:span text:style-name="T13">docker</text:span></text:span></text:a><text:span text:style-name="Strong_20_Emphasis"><text:span text:style-name="T7"> images <text:s/>(para listar la imágenes disponibles)</text:span></text:span></text:p>
      <text:p text:style-name="P2">Si lo ejecutamos deberemos obtener una imagen similar a la siguiente:</text:p>
      <text:p text:style-name="P3"><draw:frame draw:style-name="fr1" draw:name="gráficos1" text:anchor-type="as-char" svg:width="17.489cm" svg:height="4.71cm" draw:z-index="0"><draw:image xlink:href="http://aulavirtual.iesalixar.org/pluginfile.php/169/mod_page/content/5/docker_images" xlink:type="simple" xlink:show="embed" xlink:actuate="onLoad"/></draw:frame></text:p>
      <text:p text:style-name="P1"><text:span text:style-name="Strong_20_Emphasis"><text:span text:style-name="T7">3. Creamos un contenedor partiendo de una imagen (la imagen ubuntu:14.04). Podéis probar con otras imágenes.</text:span></text:span></text:p>
      <text:p text:style-name="P1"><text:a xlink:type="simple" xlink:href="http://aulavirtual.iesalixar.org/mod/url/view.php?id=7130" text:style-name="Internet_20_link" text:visited-style-name="Visited_20_Internet_20_Link"><text:span text:style-name="Strong_20_Emphasis"><text:span text:style-name="T13">docker</text:span></text:span></text:a><text:span text:style-name="Strong_20_Emphasis"><text:span text:style-name="T7"> run -it --name u1 ubuntu:14.04 /bin/bash</text:span></text:span></text:p>
      <text:p text:style-name="P2">Los flags que estamos utilizando son:</text:p>
      <text:list xml:id="list7615768240873856253" text:style-name="L1">
        <text:list-item>
          <text:p text:style-name="P4">-it para poder interactuar con el contenedor</text:p>
        </text:list-item>
        <text:list-item>
          <text:p text:style-name="P4">--name u1 para dar al contenedor el nombre u1. Si no le damos nombre posteriormente tendremos que usar el ID del contenedor que se crea aleatoriamente.</text:p>
        </text:list-item>
        <text:list-item>
          <text:p text:style-name="P4">/bin/bash que es la orden que ejecutaremos al arrancar el contenedor</text:p>
        </text:list-item>
      </text:list>
      <text:p text:style-name="P2">Al arrancar el contenedor obtendremos un prompt de administrador para un sistema Ubuntu 14.04.</text:p>
      <text:p text:style-name="P2">Ejecutar las siguientes ordenes dentro de ese contenedor:</text:p>
      <text:list xml:id="list6323502703700895693" text:style-name="L2">
        <text:list-item>
          <text:p text:style-name="P5">uname -a</text:p>
        </text:list-item>
        <text:list-item>
          <text:p text:style-name="P5">sudo apt-get update</text:p>
        </text:list-item>
        <text:list-item>
          <text:p text:style-name="P5"><text:soft-page-break/>sudo apt-get install nano</text:p>
        </text:list-item>
        <text:list-item>
          <text:p text:style-name="P5">ifconfig (comprobar el tipo de ip que se le ha concedido al contenedor)</text:p>
        </text:list-item>
        <text:list-item>
          <text:p text:style-name="P8"><text:span text:style-name="T5">ifconfig en otra terminal del host </text:span><text:a xlink:type="simple" xlink:href="http://aulavirtual.iesalixar.org/mod/url/view.php?id=7130" text:style-name="Internet_20_link" text:visited-style-name="Visited_20_Internet_20_Link"><text:span text:style-name="T11">docker</text:span></text:a><text:span text:style-name="T5"> (fuera del contenedor, en nuestro equipo)</text:span></text:p>
        </text:list-item>
        <text:list-item>
          <text:p text:style-name="P5">ping 8.8.8.8 desde el contenedor (podrás comprobar que funciona)</text:p>
        </text:list-item>
        <text:list-item>
          <text:p text:style-name="P8"><text:span text:style-name="T5">ping a la ip de tu host </text:span><text:a xlink:type="simple" xlink:href="http://aulavirtual.iesalixar.org/mod/url/view.php?id=7130" text:style-name="Internet_20_link" text:visited-style-name="Visited_20_Internet_20_Link"><text:span text:style-name="T11">docker</text:span></text:a></text:p>
        </text:list-item>
        <text:list-item>
          <text:p text:style-name="P5">exit</text:p>
        </text:list-item>
      </text:list>
      <text:p text:style-name="P2">Muchos de los contenedores tienen "lo mínimo" así que si queremos algo más debemos de instalarlo.</text:p>
      <text:p text:style-name="P2">Al hacer exit hemos salido del contenedor y el contenedor, por cómo está definido y por como lo hemos arrancado dejará de ejecutarse.</text:p>
      <text:p text:style-name="P1"><text:span text:style-name="Strong_20_Emphasis"><text:span text:style-name="T7">4. Listar los contenedor de están en ejecución</text:span></text:span></text:p>
      <text:p text:style-name="P2">Para obtener la lista de contenedor en ejecución ejecutaremos la orden:</text:p>
      <text:p text:style-name="P1"><text:a xlink:type="simple" xlink:href="http://aulavirtual.iesalixar.org/mod/url/view.php?id=7130" text:style-name="Internet_20_link" text:visited-style-name="Visited_20_Internet_20_Link"><text:span text:style-name="Strong_20_Emphasis"><text:span text:style-name="T13">docker</text:span></text:span></text:a><text:span text:style-name="Strong_20_Emphasis"><text:span text:style-name="T7"> ps</text:span></text:span></text:p>
      <text:p text:style-name="P2">Si queremos ver todos los contenedores incluso aquellos que se han parado ejecutaremos la siguiente orden:</text:p>
      <text:p text:style-name="P1"><text:a xlink:type="simple" xlink:href="http://aulavirtual.iesalixar.org/mod/url/view.php?id=7130" text:style-name="Internet_20_link" text:visited-style-name="Visited_20_Internet_20_Link"><text:span text:style-name="Strong_20_Emphasis"><text:span text:style-name="T13">docker</text:span></text:span></text:a><text:span text:style-name="Strong_20_Emphasis"><text:span text:style-name="T7"> ps -a</text:span></text:span></text:p>
      <text:p text:style-name="P2">Podemos ver el resultado de estas dos órdenes en el siguiente pantallazo.</text:p>
      <text:p text:style-name="P3"><draw:frame draw:style-name="fr1" draw:name="gráficos2" text:anchor-type="as-char" svg:width="19.791cm" svg:height="3.519cm" draw:z-index="1"><draw:image xlink:href="http://aulavirtual.iesalixar.org/pluginfile.php/169/mod_page/content/5/docker_ps.png" xlink:type="simple" xlink:show="embed" xlink:actuate="onLoad"/></draw:frame></text:p>
      <text:p text:style-name="P2">Podemos ver que el estado de nuestro contenedor es Exited, es decir está parado.</text:p>
      <text:p text:style-name="P1"><text:span text:style-name="Strong_20_Emphasis"><text:span text:style-name="T7">5. Rearrancar y parar contenedores.</text:span></text:span></text:p>
      <text:p text:style-name="P2">La forma de arrancar un contenedor parado para poder interactuar con él va a depender de cómo se ha creado y de como se ha arrancado usando run pero de manera general usaremos la orden:</text:p>
      <text:p text:style-name="P1"><text:a xlink:type="simple" xlink:href="http://aulavirtual.iesalixar.org/mod/url/view.php?id=7130" text:style-name="Internet_20_link" text:visited-style-name="Visited_20_Internet_20_Link"><text:span text:style-name="Strong_20_Emphasis"><text:span text:style-name="T13">docker</text:span></text:span></text:a><text:span text:style-name="Strong_20_Emphasis"><text:span text:style-name="T7"> start u1 (nombre o id del contenedor)</text:span></text:span></text:p>
      <text:p text:style-name="P1"><text:span text:style-name="T5">Al hacer esto rearrancamos el contenedor pero no podremos interactuar con él. Si queremos comprobar que el contenedor está funcionando ejecutaremos </text:span><text:a xlink:type="simple" xlink:href="http://aulavirtual.iesalixar.org/mod/url/view.php?id=7130" text:style-name="Internet_20_link" text:visited-style-name="Visited_20_Internet_20_Link"><text:span text:style-name="T11">docker</text:span></text:a><text:span text:style-name="T5"> ps</text:span></text:p>
      <text:p text:style-name="P2">Para parar un contenedor </text:p>
      <text:p text:style-name="P1"><text:a xlink:type="simple" xlink:href="http://aulavirtual.iesalixar.org/mod/url/view.php?id=7130" text:style-name="Internet_20_link" text:visited-style-name="Visited_20_Internet_20_Link"><text:span text:style-name="Strong_20_Emphasis"><text:span text:style-name="T13">docker</text:span></text:span></text:a><text:span text:style-name="Strong_20_Emphasis"><text:span text:style-name="T7"> stop u1 (nombre o id del contenedor)</text:span></text:span></text:p>
      <text:p text:style-name="P3"><draw:frame draw:style-name="fr1" draw:name="gráficos3" text:anchor-type="as-char" svg:width="17.198cm" svg:height="2.646cm" draw:z-index="2"><draw:image xlink:href="http://aulavirtual.iesalixar.org/pluginfile.php/169/mod_page/content/5/docker_cont_up.png" xlink:type="simple" xlink:show="embed" xlink:actuate="onLoad"/></draw:frame></text:p>
      <text:p text:style-name="P2"><text:soft-page-break/>Vemos que el contenedor está UP, es decir funcionando, pero no se nos ha mostrado un shell. Si hubieramos querido un shell bash al arrancar el contedor deberíamos haber usado el flag -ai. Para el contenedor y ejecuta.</text:p>
      <text:list xml:id="list6003917832309406648" text:style-name="L3">
        <text:list-item>
          <text:p text:style-name="P9"><text:a xlink:type="simple" xlink:href="http://aulavirtual.iesalixar.org/mod/url/view.php?id=7130" text:style-name="Internet_20_link" text:visited-style-name="Visited_20_Internet_20_Link"><text:span text:style-name="Strong_20_Emphasis"><text:span text:style-name="T13">docker</text:span></text:span></text:a><text:span text:style-name="Strong_20_Emphasis"><text:span text:style-name="T7"> start -ai u1 (nombre o id del contenedor)</text:span></text:span></text:p>
        </text:list-item>
      </text:list>
      <text:p text:style-name="P2">Los flags usados son:</text:p>
      <text:list xml:id="list8675668693063820355" text:style-name="L4">
        <text:list-item>
          <text:p text:style-name="P6">-a para asociar la stdout/stderr del contenedor al host</text:p>
        </text:list-item>
        <text:list-item>
          <text:p text:style-name="P6">-i para asociar la stdin del contenedor (interactividad)</text:p>
        </text:list-item>
      </text:list>
      <text:p text:style-name="P1"><text:span text:style-name="T9"><text:s/></text:span><text:span text:style-name="Strong_20_Emphasis"><text:span text:style-name="T7">7. Ejecutar órdenes en un contenedor que está ejecutándose pero si necesidad de tener que ejecutar un shell</text:span></text:span></text:p>
      <text:p text:style-name="P1"><text:span text:style-name="Strong_20_Emphasis"><text:span text:style-name="T7"><text:line-break/></text:span></text:span><text:span text:style-name="T5">Si el contenedor está funcionando (comprueba que está UP con </text:span><text:a xlink:type="simple" xlink:href="http://aulavirtual.iesalixar.org/mod/url/view.php?id=7130" text:style-name="Internet_20_link" text:visited-style-name="Visited_20_Internet_20_Link"><text:span text:style-name="T11">docker</text:span></text:a><text:span text:style-name="T5"> ps ) <text:s/>para ejecutar una orden en ese contenedor usaremos la orden:</text:span></text:p>
      <text:p text:style-name="P1"><text:a xlink:type="simple" xlink:href="http://aulavirtual.iesalixar.org/mod/url/view.php?id=7130" text:style-name="Internet_20_link" text:visited-style-name="Visited_20_Internet_20_Link"><text:span text:style-name="Strong_20_Emphasis"><text:span text:style-name="T13">docker</text:span></text:span></text:a><text:span text:style-name="Strong_20_Emphasis"><text:span text:style-name="T7"> exec u1 (nombre o id del contenedor) orden</text:span></text:span></text:p>
      <text:p text:style-name="P2">Por ejemplo:</text:p>
      <text:list xml:id="list7728544528893626090" text:style-name="L5">
        <text:list-item>
          <text:p text:style-name="P10"><text:a xlink:type="simple" xlink:href="http://aulavirtual.iesalixar.org/mod/url/view.php?id=7130" text:style-name="Internet_20_link" text:visited-style-name="Visited_20_Internet_20_Link"><text:span text:style-name="T11">docker</text:span></text:a><text:span text:style-name="T5"> exec u1 ls (ejecutará ls en ese contenedor)</text:span></text:p>
        </text:list-item>
        <text:list-item>
          <text:p text:style-name="P10"><text:a xlink:type="simple" xlink:href="http://aulavirtual.iesalixar.org/mod/url/view.php?id=7130" text:style-name="Internet_20_link" text:visited-style-name="Visited_20_Internet_20_Link"><text:span text:style-name="T11">docker</text:span></text:a><text:span text:style-name="T5"> exec u1 sudo apt-get update</text:span></text:p>
        </text:list-item>
        <text:list-item>
          <text:p text:style-name="P10"><text:a xlink:type="simple" xlink:href="http://aulavirtual.iesalixar.org/mod/url/view.php?id=7130" text:style-name="Internet_20_link" text:visited-style-name="Visited_20_Internet_20_Link"><text:span text:style-name="T11">docker</text:span></text:a><text:span text:style-name="T5"> exec ping 8.8.8.8</text:span></text:p>
        </text:list-item>
      </text:list>
      <text:p text:style-name="P2">Y si queremos lanzar un bash <text:s/>en un contenedor funcionado:</text:p>
      <text:p text:style-name="P1"><text:a xlink:type="simple" xlink:href="http://aulavirtual.iesalixar.org/mod/url/view.php?id=7130" text:style-name="Internet_20_link" text:visited-style-name="Visited_20_Internet_20_Link"><text:span text:style-name="Strong_20_Emphasis"><text:span text:style-name="T13">docker</text:span></text:span></text:a><text:span text:style-name="Strong_20_Emphasis"><text:span text:style-name="T7"> exec - it <text:s/>u1 (nombre o id del contendor) /bin/bash</text:span></text:span></text:p>
      <text:p text:style-name="P2">Los flags usados son: </text:p>
      <text:list xml:id="list3820706912651400010" text:style-name="L6">
        <text:list-item>
          <text:p text:style-name="P7">-i para asociar la stdin del contenedor (interactividad)</text:p>
        </text:list-item>
        <text:list-item>
          <text:p text:style-name="P7">-t para que nos proporcione un terminal</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pple-system" svg:font-family="apple-system, BlinkMacSystemFont, 'Segoe UI', Roboto, 'Helvetica Neue', Arial, 'Noto Sans', sans-serif, 'Apple Color Emoji', 'Segoe UI Emoji', 'Segoe UI Symbol', 'Noto Color Emoj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8S</meta:editing-duration>
    <meta:editing-cycles>3</meta:editing-cycles>
    <meta:generator>OpenOffice/4.1.7$Win32 OpenOffice.org_project/417m1$Build-9800</meta:generator>
    <dc:date>2020-09-24T20:27:04.07</dc:date>
    <meta:document-statistic meta:table-count="1" meta:image-count="3" meta:object-count="0" meta:page-count="3" meta:paragraph-count="65" meta:word-count="636" meta:character-count="3741"/>
    <meta:user-defined meta:name="Info 1"/>
    <meta:user-defined meta:name="Info 2"/>
    <meta:user-defined meta:name="Info 3"/>
    <meta:user-defined meta:name="Info 4"/>
  </office:meta>
</office:document-meta>
</file>